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425in"/>
    </style:style>
    <style:style style:name="Table1.B" style:family="table-column">
      <style:table-column-properties style:column-width="2.5083in"/>
    </style:style>
    <style:style style:name="Table1.C" style:family="table-column">
      <style:table-column-properties style:column-width="2.759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3229in" table:align="left"/>
    </style:style>
    <style:style style:name="Table2.A" style:family="table-column">
      <style:table-column-properties style:column-width="1.2764in"/>
    </style:style>
    <style:style style:name="Table2.B" style:family="table-column">
      <style:table-column-properties style:column-width="3.046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1528in"/>
    </style:style>
    <style:style style:name="Table3.B" style:family="table-column">
      <style:table-column-properties style:column-width="4.0382in"/>
    </style:style>
    <style:style style:name="Table3.C" style:family="table-column">
      <style:table-column-properties style:column-width="1.5021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in" fo:margin-bottom="0.1965in" style:contextual-spacing="false" style:writing-mode="lr-tb"/>
    </style:style>
    <style:style style:name="P3" style:family="paragraph" style:parent-style-name="Preformatted_20_Text" style:list-style-name="L6">
      <style:paragraph-properties fo:margin-top="0in" fo:margin-bottom="0.1965in" style:contextual-spacing="false" style:writing-mode="lr-tb"/>
    </style:style>
    <style:style style:name="P4" style:family="paragraph" style:parent-style-name="Standard">
      <style:text-properties officeooo:rsid="00099f87" officeooo:paragraph-rsid="00099f87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>
      <style:text-properties officeooo:rsid="00099f87" officeooo:paragraph-rsid="00099f87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Here is the <text:span text:style-name="Strong_20_Emphasis">easiest explanation</text:span> of <text:span text:style-name="Strong_20_Emphasis">object reference</text:span> and <text:span text:style-name="Strong_20_Emphasis">data reference</text:span> in ABAP — with simple examples and NO confusion.<text:line-break/>After this, you will understand <text:span text:style-name="Strong_20_Emphasis">exactly what </text:span><text:span text:style-name="Strong_20_Emphasis"><text:span text:style-name="Source_20_Text">lr_person-&gt;*</text:span></text:span><text:span text:style-name="Strong_20_Emphasis"> means, and when we use each reference type</text:span>.</text:p>
      <text:p text:style-name="Horizontal_20_Line"/>
      <text:h text:style-name="Heading_20_1" text:outline-level="1">✅ <text:span text:style-name="Strong_20_Emphasis">1. What is a Reference in ABAP?</text:span></text:h>
      <text:p text:style-name="Text_20_body">A <text:span text:style-name="Strong_20_Emphasis">reference</text:span> is <text:span text:style-name="Strong_20_Emphasis">not the data itself</text:span>.<text:line-break/>It is only a <text:span text:style-name="Strong_20_Emphasis">pointer</text:span> that <text:span text:style-name="Emphasis">points to</text:span> a data object.</text:p>
      <text:p text:style-name="Text_20_body">Example from real life:</text:p>
      <text:list text:style-name="L1">
        <text:list-item>
          <text:p text:style-name="P5">The data = <text:span text:style-name="Strong_20_Emphasis">a house</text:span></text:p>
        </text:list-item>
        <text:list-item>
          <text:p text:style-name="P5">A reference = <text:span text:style-name="Strong_20_Emphasis">the address of the house</text:span></text:p>
        </text:list-item>
      </text:list>
      <text:p text:style-name="Text_20_body">You don't carry the house,<text:line-break/>you only carry the <text:span text:style-name="Strong_20_Emphasis">address</text:span> and use it to reach the house.</text:p>
      <text:p text:style-name="Horizontal_20_Line"/>
      <text:h text:style-name="Heading_20_1" text:outline-level="1">🌟 <text:span text:style-name="Strong_20_Emphasis">2. Types of References</text:span></text:h>
      <text:p text:style-name="Text_20_body">ABAP has 2 kinds:</text:p>
      <text:p text:style-name="Horizontal_20_Line"/>
      <text:h text:style-name="Heading_20_1" text:outline-level="1">⭐ <text:span text:style-name="Strong_20_Emphasis">A. Object Reference (</text:span><text:span text:style-name="Strong_20_Emphasis"><text:span text:style-name="Source_20_Text">REF TO class</text:span></text:span><text:span text:style-name="Strong_20_Emphasis">)</text:span></text:h>
      <text:p text:style-name="Text_20_body">Used for <text:span text:style-name="Strong_20_Emphasis">objects (classes)</text:span>.</text:p>
      <text:p text:style-name="Text_20_body">Example:</text:p>
      <text:p text:style-name="P1"><text:span text:style-name="Source_20_Text">DATA: lo_employee TYPE REF TO zcl_employee.</text:span></text:p>
      <text:p text:style-name="P1"/>
      <text:p text:style-name="P2"><text:span text:style-name="Source_20_Text">lo_employee = NEW zcl_employee( ).</text:span></text:p>
      <text:list text:style-name="L2">
        <text:list-item>
          <text:p text:style-name="P6"><text:span text:style-name="Source_20_Text">lo_employee</text:span> is <text:span text:style-name="Strong_20_Emphasis">not the object</text:span></text:p>
        </text:list-item>
        <text:list-item>
          <text:p text:style-name="P6">It only <text:span text:style-name="Emphasis">points to</text:span> the object created in memory</text:p>
        </text:list-item>
        <text:list-item>
          <text:p text:style-name="P6">To access object attributes:</text:p>
        </text:list-item>
      </text:list>
      <text:p text:style-name="P2"><text:span text:style-name="Source_20_Text">lo_employee-&gt;name = 'Ana'.</text:span></text:p>
      <text:p text:style-name="Text_20_body">➡ The arrow <text:span text:style-name="Source_20_Text">-&gt;</text:span> is like saying<text:line-break/><text:span text:style-name="Strong_20_Emphasis">go to the object this reference points to</text:span></text:p>
      <text:p text:style-name="Horizontal_20_Line"/>
      <text:h text:style-name="Heading_20_1" text:outline-level="1"><text:soft-page-break/>⭐ <text:span text:style-name="Strong_20_Emphasis">B. Data Reference (</text:span><text:span text:style-name="Strong_20_Emphasis"><text:span text:style-name="Source_20_Text">REF TO data type</text:span></text:span><text:span text:style-name="Strong_20_Emphasis">)</text:span></text:h>
      <text:p text:style-name="Text_20_body">Used for <text:span text:style-name="Strong_20_Emphasis">structures, tables, simple variables</text:span> (not objects).</text:p>
      <text:p text:style-name="Text_20_body">Example:</text:p>
      <text:p text:style-name="P1"><text:span text:style-name="Source_20_Text">TYPES: BEGIN OF ty_person,</text:span></text:p>
      <text:p text:style-name="P1"><text:span text:style-name="Source_20_Text"><text:s text:c="9"/>id TYPE i,</text:span></text:p>
      <text:p text:style-name="P1"><text:span text:style-name="Source_20_Text"><text:s text:c="9"/>name TYPE string,</text:span></text:p>
      <text:p text:style-name="P1"><text:span text:style-name="Source_20_Text"><text:s text:c="7"/>END OF ty_person.</text:span></text:p>
      <text:p text:style-name="P1"/>
      <text:p text:style-name="P1"><text:span text:style-name="Source_20_Text">DATA lr_person TYPE REF TO ty_person.</text:span></text:p>
      <text:p text:style-name="P2"><text:span text:style-name="Source_20_Text">lr_person = NEW ty_person( ).</text:span></text:p>
      <text:list text:style-name="L3">
        <text:list-item>
          <text:p text:style-name="P7"><text:span text:style-name="Source_20_Text">lr_person</text:span> → <text:span text:style-name="Strong_20_Emphasis">reference</text:span></text:p>
        </text:list-item>
        <text:list-item>
          <text:p text:style-name="P7"><text:span text:style-name="Source_20_Text">NEW ty_person( )</text:span> → <text:span text:style-name="Strong_20_Emphasis">creates a structure in memory</text:span></text:p>
        </text:list-item>
      </text:list>
      <text:p text:style-name="Text_20_body">But you cannot write:</text:p>
      <text:p text:style-name="P2"><text:span text:style-name="Source_20_Text">lr_person-id = 1. <text:s text:c="2"/>" ❌ WRONG</text:span></text:p>
      <text:p text:style-name="Text_20_body">Because <text:span text:style-name="Source_20_Text">lr_person</text:span> is <text:span text:style-name="Emphasis">not</text:span> the structure.</text:p>
      <text:p text:style-name="Text_20_body">You must dereference it using:</text:p>
      <text:h text:style-name="Heading_20_3" text:outline-level="3">👉 <text:span text:style-name="Strong_20_Emphasis"><text:span text:style-name="Source_20_Text">lr_person-&gt;*</text:span></text:span></text:h>
      <text:p text:style-name="Text_20_body">This means:</text:p>
      <text:p text:style-name="Text_20_body"><text:span text:style-name="Strong_20_Emphasis">“Go to the data that this reference points to.”</text:span></text:p>
      <text:p text:style-name="Text_20_body">So,</text:p>
      <text:p text:style-name="P1"><text:span text:style-name="Source_20_Text">ASSIGN lr_person-&gt;* TO FIELD-SYMBOL(&lt;ls_person&gt;).</text:span></text:p>
      <text:p text:style-name="P2"><text:span text:style-name="Source_20_Text">&lt;ls_person&gt;-id = 1.</text:span></text:p>
      <text:p text:style-name="Horizontal_20_Line"/>
      <text:h text:style-name="Heading_20_1" text:outline-level="1">🧠 <text:span text:style-name="Strong_20_Emphasis">3. Meaning of </text:span><text:span text:style-name="Strong_20_Emphasis"><text:span text:style-name="Source_20_Text">lr_person-&gt;*</text:span></text:span></text:h>
      <text:h text:style-name="Heading_20_3" text:outline-level="3">🔥 Simple definition:</text:h>
      <text:p text:style-name="Text_20_body"><text:span text:style-name="Source_20_Text">lr_person-&gt;*</text:span> = “the actual structure behind the reference”</text:p>
      <text:p text:style-name="Text_20_body">You cannot work directly on a data reference.<text:line-break/>So you convert it into a <text:span text:style-name="Strong_20_Emphasis">field symbol</text:span>:</text:p>
      <text:p text:style-name="P2"><text:span text:style-name="Source_20_Text">ASSIGN lr_person-&gt;* TO FIELD-SYMBOL(&lt;ls_person&gt;).</text:span></text:p>
      <text:p text:style-name="Text_20_body">Now <text:span text:style-name="Source_20_Text">&lt;ls_person&gt;</text:span> behaves like a <text:span text:style-name="Strong_20_Emphasis">normal structure</text:span>:</text:p>
      <text:p text:style-name="P1"><text:span text:style-name="Source_20_Text">&lt;ls_person&gt;-id = 1.</text:span></text:p>
      <text:p text:style-name="P2"><text:span text:style-name="Source_20_Text">&lt;ls_person&gt;-name = 'Ana'.</text:span></text:p>
      <text:p text:style-name="Horizontal_20_Line"/>
      <text:h text:style-name="Heading_20_1" text:outline-level="1"><text:soft-page-break/>🆚 <text:span text:style-name="Strong_20_Emphasis">Difference Between Object Ref and Data Ref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oncept</text:p>
            </table:table-cell>
            <table:table-cell table:style-name="Table1.A1" office:value-type="string">
              <text:p text:style-name="Table_20_Heading">Object reference (<text:span text:style-name="Source_20_Text">REF TO class</text:span>)</text:p>
            </table:table-cell>
            <table:table-cell table:style-name="Table1.A1" office:value-type="string">
              <text:p text:style-name="Table_20_Heading">Data reference (<text:span text:style-name="Source_20_Text">REF TO data type</text:span>)</text:p>
            </table:table-cell>
          </table:table-row>
        </table:table-header-rows>
        <table:table-row>
          <table:table-cell table:style-name="Table1.A1" office:value-type="string">
            <text:p text:style-name="Table_20_Contents">Used for</text:p>
          </table:table-cell>
          <table:table-cell table:style-name="Table1.A1" office:value-type="string">
            <text:p text:style-name="Table_20_Contents">Objects</text:p>
          </table:table-cell>
          <table:table-cell table:style-name="Table1.A1" office:value-type="string">
            <text:p text:style-name="Table_20_Contents">Structures, variables, tables</text:p>
          </table:table-cell>
        </table:table-row>
        <table:table-row>
          <table:table-cell table:style-name="Table1.A1" office:value-type="string">
            <text:p text:style-name="Table_20_Contents">Access via</text:p>
          </table:table-cell>
          <table:table-cell table:style-name="Table1.A1" office:value-type="string">
            <text:p text:style-name="Table_20_Contents"><text:span text:style-name="Source_20_Text">-&gt;attribute</text:span></text:p>
          </table:table-cell>
          <table:table-cell table:style-name="Table1.A1" office:value-type="string">
            <text:p text:style-name="Table_20_Contents"><text:span text:style-name="Source_20_Text">-&gt;*</text:span> (then field-symbol)</text:p>
          </table:table-cell>
        </table:table-row>
        <table:table-row>
          <table:table-cell table:style-name="Table1.A1" office:value-type="string">
            <text:p text:style-name="Table_20_Contents">Example</text:p>
          </table:table-cell>
          <table:table-cell table:style-name="Table1.A1" office:value-type="string">
            <text:p text:style-name="Table_20_Contents">Employee object</text:p>
          </table:table-cell>
          <table:table-cell table:style-name="Table1.A1" office:value-type="string">
            <text:p text:style-name="Table_20_Contents">Person structure</text:p>
          </table:table-cell>
        </table:table-row>
        <table:table-row>
          <table:table-cell table:style-name="Table1.A1" office:value-type="string">
            <text:p text:style-name="Table_20_Contents">Needs field-symbol?</text:p>
          </table:table-cell>
          <table:table-cell table:style-name="Table1.A1" office:value-type="string">
            <text:p text:style-name="Table_20_Contents">❌ No</text:p>
          </table:table-cell>
          <table:table-cell table:style-name="Table1.A1" office:value-type="string">
            <text:p text:style-name="Table_20_Contents">✅ Yes</text:p>
          </table:table-cell>
        </table:table-row>
      </table:table>
      <text:p text:style-name="Horizontal_20_Line"/>
      <text:h text:style-name="Heading_20_1" text:outline-level="1">🟩 <text:span text:style-name="Strong_20_Emphasis">4. Simple 1-minute Example</text:span></text:h>
      <text:h text:style-name="Heading_20_3" text:outline-level="3">✔ Using data reference</text:h>
      <text:p text:style-name="P1"><text:span text:style-name="Source_20_Text">TYPES: BEGIN OF ty_person,</text:span></text:p>
      <text:p text:style-name="P1"><text:span text:style-name="Source_20_Text"><text:s text:c="9"/>id TYPE i,</text:span></text:p>
      <text:p text:style-name="P1"><text:span text:style-name="Source_20_Text"><text:s text:c="9"/>name TYPE string,</text:span></text:p>
      <text:p text:style-name="P1"><text:span text:style-name="Source_20_Text"><text:s text:c="7"/>END OF ty_person.</text:span></text:p>
      <text:p text:style-name="P1"/>
      <text:p text:style-name="P1"><text:span text:style-name="Source_20_Text">DATA lr_person TYPE REF TO ty_person.</text:span></text:p>
      <text:p text:style-name="P1"><text:span text:style-name="Source_20_Text">lr_person = NEW ty_person( ).</text:span></text:p>
      <text:p text:style-name="P1"/>
      <text:p text:style-name="P1"><text:span text:style-name="Source_20_Text">ASSIGN lr_person-&gt;* TO FIELD-SYMBOL(&lt;ls_person&gt;).</text:span></text:p>
      <text:p text:style-name="P1"/>
      <text:p text:style-name="P1"><text:span text:style-name="Source_20_Text">&lt;ls_person&gt;-id = 10.</text:span></text:p>
      <text:p text:style-name="P2"><text:span text:style-name="Source_20_Text">&lt;ls_person&gt;-name = 'Ana'.</text:span></text:p>
      <text:p text:style-name="Horizontal_20_Line"/>
      <text:h text:style-name="Heading_20_3" text:outline-level="3">✔ Using object reference</text:h>
      <text:p text:style-name="P1"><text:span text:style-name="Source_20_Text">DATA lo_car TYPE REF TO zcl_car.</text:span></text:p>
      <text:p text:style-name="P1"><text:span text:style-name="Source_20_Text">lo_car = NEW zcl_car( ).</text:span></text:p>
      <text:p text:style-name="P1"/>
      <text:p text:style-name="P1"><text:span text:style-name="Source_20_Text">lo_car-&gt;speed = 100.</text:span></text:p>
      <text:p text:style-name="P2"><text:span text:style-name="Source_20_Text">lo_car-&gt;drive( ).</text:span></text:p>
      <text:p text:style-name="Horizontal_20_Line"/>
      <text:h text:style-name="Heading_20_1" text:outline-level="1">🎉 <text:span text:style-name="Strong_20_Emphasis">5. Easiest way to remember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If you see:</text:p>
            </table:table-cell>
            <table:table-cell table:style-name="Table2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REF TO class</text:span></text:p>
          </table:table-cell>
          <table:table-cell table:style-name="Table2.A1" office:value-type="string">
            <text:p text:style-name="Table_20_Contents">reference to object → use <text:span text:style-name="Source_20_Text">-&gt;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REF TO type</text:span></text:p>
          </table:table-cell>
          <table:table-cell table:style-name="Table2.A1" office:value-type="string">
            <text:p text:style-name="Table_20_Contents">reference to data → use <text:span text:style-name="Source_20_Text">-&gt;*</text:span> + field-symbol</text:p>
          </table:table-cell>
        </table:table-row>
        <table:table-row>
          <table:table-cell table:style-name="Table2.A1" office:value-type="string">
            <text:p text:style-name="Table_20_Contents"><text:span text:style-name="Source_20_Text">-&gt;</text:span></text:p>
          </table:table-cell>
          <table:table-cell table:style-name="Table2.A1" office:value-type="string">
            <text:p text:style-name="Table_20_Contents">go to object</text:p>
          </table:table-cell>
        </table:table-row>
        <table:table-row>
          <table:table-cell table:style-name="Table2.A1" office:value-type="string">
            <text:p text:style-name="Table_20_Contents"><text:span text:style-name="Source_20_Text">-&gt;*</text:span></text:p>
          </table:table-cell>
          <table:table-cell table:style-name="Table2.A1" office:value-type="string">
            <text:p text:style-name="Table_20_Contents">go to data</text:p>
          </table:table-cell>
        </table:table-row>
      </table:table>
      <text:p text:style-name="Horizontal_20_Line"/>
      <text:h text:style-name="Heading_20_1" text:outline-level="1"><text:soft-page-break/>If you want…</text:h>
      <text:p text:style-name="Text_20_body">I can also explain:</text:p>
      <text:list text:style-name="L4">
        <text:list-item>
          <text:p text:style-name="P8">Why <text:span text:style-name="Source_20_Text">build_person</text:span> must return a reference</text:p>
        </text:list-item>
        <text:list-item>
          <text:p text:style-name="P8">Why hashed table keys don't allow references</text:p>
        </text:list-item>
        <text:list-item>
          <text:p text:style-name="P8">When to use <text:span text:style-name="Strong_20_Emphasis">object reference vs data reference</text:span> in real projects</text:p>
        </text:list-item>
      </text:list>
      <text:p text:style-name="Text_20_body">Just tell me: <text:span text:style-name="Strong_20_Emphasis">"Explain more"</text:span> or ask any specific question.</text:p>
      <text:h text:style-name="Heading_20_5" text:outline-level="5">You said:</text:h>
      <text:p text:style-name="Text_20_body">what is the use instead of using direct variable and references</text:p>
      <text:h text:style-name="Heading_20_6" text:outline-level="6">ChatGPT said:</text:h>
      <text:p text:style-name="Text_20_body">Here is the <text:span text:style-name="Strong_20_Emphasis">clearest and simplest explanation</text:span> of <text:span text:style-name="Strong_20_Emphasis">object reference</text:span>, <text:span text:style-name="Strong_20_Emphasis">data reference</text:span>, and <text:span text:style-name="Strong_20_Emphasis">why we use them instead of normal variables</text:span> — in <text:span text:style-name="Strong_20_Emphasis">easy English</text:span> with <text:span text:style-name="Strong_20_Emphasis">real-life examples</text:span>.</text:p>
      <text:p text:style-name="Horizontal_20_Line"/>
      <text:h text:style-name="Heading_20_1" text:outline-level="1">✅ 1. <text:span text:style-name="Strong_20_Emphasis">What is a Reference? (Simple Example)</text:span></text:h>
      <text:p text:style-name="Text_20_body">A <text:span text:style-name="Strong_20_Emphasis">reference</text:span> is <text:span text:style-name="Emphasis">not</text:span> the object itself.<text:line-break/>A reference is like a <text:span text:style-name="Strong_20_Emphasis">house address</text:span>.</text:p>
      <text:list text:style-name="L5">
        <text:list-item>
          <text:p text:style-name="P9">The <text:span text:style-name="Strong_20_Emphasis">house</text:span> = real object / real data</text:p>
        </text:list-item>
        <text:list-item>
          <text:p text:style-name="P9">The <text:span text:style-name="Strong_20_Emphasis">address written on paper</text:span> = reference</text:p>
        </text:list-item>
      </text:list>
      <text:p text:style-name="Text_20_body">If you have the <text:span text:style-name="Strong_20_Emphasis">address</text:span>, you can <text:span text:style-name="Strong_20_Emphasis">go to the house</text:span> and use it.<text:line-break/>If you lose the address → you cannot find the house.</text:p>
      <text:p text:style-name="Text_20_body"><text:span text:style-name="Strong_20_Emphasis">Same in ABAP</text:span>:<text:line-break/>A <text:span text:style-name="Strong_20_Emphasis">reference variable</text:span> does NOT hold data.<text:line-break/>It only holds the <text:span text:style-name="Strong_20_Emphasis">memory address</text:span> where the data/object lives.</text:p>
      <text:p text:style-name="Horizontal_20_Line"/>
      <text:h text:style-name="Heading_20_1" text:outline-level="1">✅ 2. <text:span text:style-name="Strong_20_Emphasis">Object Reference</text:span> (REF TO class)</text:h>
      <text:p text:style-name="Text_20_body">This is used for <text:span text:style-name="Strong_20_Emphasis">objects</text:span>.</text:p>
      <text:p text:style-name="Text_20_body">Example:</text:p>
      <text:p text:style-name="P1"><text:span text:style-name="Source_20_Text">DATA lr_car TYPE REF TO lcl_car.</text:span></text:p>
      <text:p text:style-name="P2"><text:span text:style-name="Source_20_Text">lr_car = NEW lcl_car( ).</text:span></text:p>
      <text:list text:style-name="L6">
        <text:list-item>
          <text:p text:style-name="P10"><text:span text:style-name="Source_20_Text">lr_car</text:span> = address of the object</text:p>
        </text:list-item>
        <text:list-item>
          <text:p text:style-name="P10">The actual object is created by <text:span text:style-name="Source_20_Text">NEW lcl_car( )</text:span></text:p>
        </text:list-item>
        <text:list-item>
          <text:p text:style-name="P10">To access the object: you use the reference</text:p>
          <text:p text:style-name="P3"><text:span text:style-name="Source_20_Text">lr_car-&gt;start_engine( ).</text:span></text:p>
        </text:list-item>
      </text:list>
      <text:p text:style-name="Text_20_body"><text:soft-page-break/>📌 <text:span text:style-name="Strong_20_Emphasis">Object reference = address pointing to a class object.</text:span></text:p>
      <text:p text:style-name="Horizontal_20_Line"/>
      <text:h text:style-name="Heading_20_1" text:outline-level="1">✅ 3. <text:span text:style-name="Strong_20_Emphasis">Data Reference</text:span> (REF TO data type or structure)</text:h>
      <text:p text:style-name="Text_20_body">Used for <text:span text:style-name="Strong_20_Emphasis">simple data</text:span> (structure/number/string).</text:p>
      <text:p text:style-name="Text_20_body">Example:</text:p>
      <text:p text:style-name="P1"><text:span text:style-name="Source_20_Text">DATA lr_amount TYPE REF TO i.</text:span></text:p>
      <text:p text:style-name="P1"><text:span text:style-name="Source_20_Text">CREATE DATA lr_amount.</text:span></text:p>
      <text:p text:style-name="P2"><text:span text:style-name="Source_20_Text">lr_amount-&gt;* = 500.</text:span></text:p>
      <text:list text:style-name="L7">
        <text:list-item>
          <text:p text:style-name="P11"><text:span text:style-name="Source_20_Text">lr_amount</text:span> = address</text:p>
        </text:list-item>
        <text:list-item>
          <text:p text:style-name="P11"><text:span text:style-name="Source_20_Text">lr_amount-&gt;*</text:span> = the actual data stored at that address</text:p>
        </text:list-item>
      </text:list>
      <text:p text:style-name="Text_20_body">📌 <text:span text:style-name="Strong_20_Emphasis">Data reference = address pointing to normal data.</text:span></text:p>
      <text:p text:style-name="Horizontal_20_Line"/>
      <text:h text:style-name="Heading_20_1" text:outline-level="1">✅ 4. Meaning of <text:span text:style-name="Strong_20_Emphasis"><text:span text:style-name="Source_20_Text">lr_person-&gt;*</text:span></text:span></text:h>
      <text:p text:style-name="Text_20_body">You used this:</text:p>
      <text:p text:style-name="P2"><text:span text:style-name="Source_20_Text">ASSIGN lr_person-&gt;* TO &lt;ls_person&gt;.</text:span></text:p>
      <text:p text:style-name="Text_20_body">This means:</text:p>
      <text:list text:style-name="L8">
        <text:list-item>
          <text:p text:style-name="P12"><text:span text:style-name="Source_20_Text">lr_person</text:span> = reference to structure <text:span text:style-name="Source_20_Text">ty_person</text:span></text:p>
        </text:list-item>
        <text:list-item>
          <text:p text:style-name="P12"><text:span text:style-name="Source_20_Text">lr_person-&gt;*</text:span> = <text:span text:style-name="Strong_20_Emphasis">dereference</text:span> → “take me to the actual structure”</text:p>
        </text:list-item>
      </text:list>
      <text:p text:style-name="Text_20_body">It is like saying:</text:p>
      <text:p text:style-name="Text_20_body">👉 “Go to the house using the address and bring me the real person.”</text:p>
      <text:p text:style-name="Horizontal_20_Line"/>
      <text:h text:style-name="Heading_20_1" text:outline-level="1">✅ 5. Why not just use direct variables?</text:h>
      <text:p text:style-name="Text_20_body">You asked:</text:p>
      <text:p text:style-name="Quotations">what is the use instead of using direct variable and references?</text:p>
      <text:p text:style-name="Text_20_body">Great question.<text:line-break/>Here are <text:span text:style-name="Strong_20_Emphasis">important differences</text:span>.</text:p>
      <text:p text:style-name="Horizontal_20_Line"/>
      <text:h text:style-name="Heading_20_1" text:outline-level="1"><text:soft-page-break/>🟦 <text:span text:style-name="Strong_20_Emphasis">A. Normal variable dies when the program ends the block</text:span></text:h>
      <text:p text:style-name="Text_20_body">Example:</text:p>
      <text:p text:style-name="P1"><text:span text:style-name="Source_20_Text">FORM test.</text:span></text:p>
      <text:p text:style-name="P1"><text:span text:style-name="Source_20_Text"><text:s text:c="2"/>DATA person TYPE ty_person.</text:span></text:p>
      <text:p text:style-name="P2"><text:span text:style-name="Source_20_Text">ENDFORM.</text:span></text:p>
      <text:p text:style-name="Text_20_body">Person disappears after the FORM ends.</text:p>
      <text:p text:style-name="Text_20_body">But with reference:</text:p>
      <text:p text:style-name="P1"><text:span text:style-name="Source_20_Text">DATA lr_person TYPE REF TO ty_person.</text:span></text:p>
      <text:p text:style-name="P2"><text:span text:style-name="Source_20_Text">CREATE DATA lr_person.</text:span></text:p>
      <text:p text:style-name="Text_20_body">The data stays in memory until no reference points to it.</text:p>
      <text:p text:style-name="Text_20_body">📌 Useful for:</text:p>
      <text:list text:style-name="L9">
        <text:list-item>
          <text:p text:style-name="P13">ALV rows</text:p>
        </text:list-item>
        <text:list-item>
          <text:p text:style-name="P13">Dynamic internal tables</text:p>
        </text:list-item>
        <text:list-item>
          <text:p text:style-name="P13">Large data objects</text:p>
        </text:list-item>
        <text:list-item>
          <text:p text:style-name="P13">Returning data from a method</text:p>
        </text:list-item>
      </text:list>
      <text:p text:style-name="Horizontal_20_Line"/>
      <text:h text:style-name="Heading_20_1" text:outline-level="1">🟧 <text:span text:style-name="Strong_20_Emphasis">B. References allow us to return complex data from methods</text:span></text:h>
      <text:p text:style-name="Text_20_body">Example:</text:p>
      <text:p text:style-name="P1"><text:span text:style-name="Source_20_Text">METHOD build_person.</text:span></text:p>
      <text:p text:style-name="P1"><text:span text:style-name="Source_20_Text"><text:s text:c="2"/>DATA(lo_person) = NEW ty_person( ).</text:span></text:p>
      <text:p text:style-name="P1"><text:span text:style-name="Source_20_Text"><text:s text:c="2"/>ro_person = lo_person. <text:s/>"return reference</text:span></text:p>
      <text:p text:style-name="P2"><text:span text:style-name="Source_20_Text">ENDMETHOD.</text:span></text:p>
      <text:p text:style-name="Text_20_body">💡 Without reference, you cannot return structures created dynamically.</text:p>
      <text:p text:style-name="Horizontal_20_Line"/>
      <text:h text:style-name="Heading_20_1" text:outline-level="1">🟩 <text:span text:style-name="Strong_20_Emphasis">C. References allow polymorphism</text:span></text:h>
      <text:p text:style-name="P1"><text:span text:style-name="Source_20_Text">DATA lr_animal TYPE REF TO lcl_animal.</text:span></text:p>
      <text:p text:style-name="P1"><text:span text:style-name="Source_20_Text">lr_animal = NEW lcl_dog( ). <text:s/>"child class</text:span></text:p>
      <text:p text:style-name="P2"><text:span text:style-name="Source_20_Text">lr_animal-&gt;make_sound( ). <text:s text:c="3"/>"calls dog method</text:span></text:p>
      <text:p text:style-name="Text_20_body">This is only possible with <text:span text:style-name="Strong_20_Emphasis">object references</text:span>.</text:p>
      <text:p text:style-name="Horizontal_20_Line"/>
      <text:h text:style-name="Heading_20_1" text:outline-level="1"><text:soft-page-break/>🟨 <text:span text:style-name="Strong_20_Emphasis">D. References are required for dynamic programming</text:span></text:h>
      <text:p text:style-name="Text_20_body">Example:</text:p>
      <text:p text:style-name="P1"><text:span text:style-name="Source_20_Text">FIELD-SYMBOLS &lt;dyn&gt; TYPE ANY.</text:span></text:p>
      <text:p text:style-name="P1"><text:span text:style-name="Source_20_Text">CREATE DATA lr_data TYPE (dynamic_type).</text:span></text:p>
      <text:p text:style-name="P2"><text:span text:style-name="Source_20_Text">ASSIGN lr_data-&gt;* TO &lt;dyn&gt;.</text:span></text:p>
      <text:p text:style-name="Text_20_body">If you want dynamic table creation or dynamic field access → <text:span text:style-name="Strong_20_Emphasis">must use references</text:span>.</text:p>
      <text:p text:style-name="Horizontal_20_Line"/>
      <text:h text:style-name="Heading_20_1" text:outline-level="1">🟥 <text:span text:style-name="Strong_20_Emphasis">E. References save memory</text:span></text:h>
      <text:p text:style-name="Text_20_body">If 10 places point to the same object:</text:p>
      <text:p text:style-name="P1"><text:span text:style-name="Source_20_Text">DATA lr_p1 TYPE REF TO ty_person.</text:span></text:p>
      <text:p text:style-name="P1"><text:span text:style-name="Source_20_Text">DATA lr_p2 TYPE REF TO ty_person.</text:span></text:p>
      <text:p text:style-name="P1"/>
      <text:p text:style-name="P2"><text:span text:style-name="Source_20_Text">lr_p1 = lr_p2. <text:s text:c="2"/>"same memory, no duplicate copy</text:span></text:p>
      <text:p text:style-name="Text_20_body">Normal variables → copy the whole structure each time<text:line-break/>References → only copy the address</text:p>
      <text:p text:style-name="Horizontal_20_Line"/>
      <text:h text:style-name="Heading_20_1" text:outline-level="1">🚀 Summary (Super Simple)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Concept</text:p>
            </table:table-cell>
            <table:table-cell table:style-name="Table3.A1" office:value-type="string">
              <text:p text:style-name="Table_20_Heading">Meaning</text:p>
            </table:table-cell>
            <table:table-cell table:style-name="Table3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Object reference</text:span></text:p>
          </table:table-cell>
          <table:table-cell table:style-name="Table3.A1" office:value-type="string">
            <text:p text:style-name="Table_20_Contents">Address of an object</text:p>
          </table:table-cell>
          <table:table-cell table:style-name="Table3.A1" office:value-type="string">
            <text:p text:style-name="Table_20_Contents">REF TO clas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Data reference</text:span></text:p>
          </table:table-cell>
          <table:table-cell table:style-name="Table3.A1" office:value-type="string">
            <text:p text:style-name="Table_20_Contents">Address of simple data</text:p>
          </table:table-cell>
          <table:table-cell table:style-name="Table3.A1" office:value-type="string">
            <text:p text:style-name="Table_20_Contents">REF TO ty_person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lr-&gt;</text:span>*</text:p>
          </table:table-cell>
          <table:table-cell table:style-name="Table3.A1" office:value-type="string">
            <text:p text:style-name="Table_20_Contents">Go inside the address</text:p>
          </table:table-cell>
          <table:table-cell table:style-name="Table3.A1" office:value-type="string">
            <text:p text:style-name="Table_20_Contents">lr_person-&gt;*-firstname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Why use?</text:span></text:p>
          </table:table-cell>
          <table:table-cell table:style-name="Table3.A1" office:value-type="string">
            <text:p text:style-name="Table_20_Contents">Dynamic memory, polymorphism, returning complex data, performance</text:p>
          </table:table-cell>
          <table:table-cell table:style-name="Table3.A1" office:value-type="string">
            <text:p text:style-name="Table_20_Contents">Everywhere in OOP</text:p>
          </table:table-cell>
        </table:table-row>
      </table:table>
      <text:p text:style-name="Horizontal_20_Line"/>
      <text:h text:style-name="Heading_20_1" text:outline-level="1">If you want</text:h>
      <text:p text:style-name="Text_20_body">I can draw a <text:span text:style-name="Strong_20_Emphasis">diagram</text:span>, like:</text:p>
      <text:p text:style-name="P2"><text:span text:style-name="Source_20_Text">lr_person (reference) ---&gt; memory ---&gt; ty_person structure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Songti SC" style:font-family-asian="'Songti SC'" style:font-family-generic-asian="system" style:font-pitch-asian="variable" style:font-size-asian="10pt" style:font-weight-asian="bold" style:font-name-complex="Arial Unicode MS1" style:font-family-complex="'Arial Unicode M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Songti SC" style:font-family-asian="'Songti SC'" style:font-family-generic-asian="system" style:font-pitch-asian="variable" style:font-size-asian="7pt" style:font-weight-asian="bold" style:font-name-complex="Arial Unicode MS1" style:font-family-complex="'Arial Unicode MS'" style:font-family-generic-complex="system" style:font-pitch-complex="variable" style:font-size-complex="7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08:34:11.223816220</meta:creation-date>
    <dc:date>2025-11-25T08:35:14.839815836</dc:date>
    <meta:editing-duration>PT1M3S</meta:editing-duration>
    <meta:editing-cycles>1</meta:editing-cycles>
    <meta:document-statistic meta:table-count="3" meta:image-count="0" meta:object-count="0" meta:page-count="7" meta:paragraph-count="196" meta:word-count="1096" meta:character-count="6388" meta:non-whitespace-character-count="5447"/>
    <meta:generator>LibreOffice/7.4.4.2$MacOSX_AARCH64 LibreOffice_project/85569322deea74ec9134968a29af2df5663baa21</meta:generator>
  </office:meta>
</office:document-meta>
</file>